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6" style:parent-style-name="HTMLPreformatted" style:family="paragraph">
      <style:paragraph-properties style:line-height-at-least="0.25in" fo:background-color="#2F2F2F"/>
    </style:style>
    <style:style style:name="T7" style:parent-style-name="token" style:family="text">
      <style:text-properties style:font-name="Consolas" fo:color="#616161" fo:font-size="12pt" style:font-size-asian="12pt" style:font-size-complex="12pt" fo:background-color="#2F2F2F"/>
    </style:style>
    <style:style style:name="P8" style:parent-style-name="HTMLPreformatted" style:family="paragraph">
      <style:paragraph-properties style:line-height-at-least="0.25in" fo:background-color="#2F2F2F"/>
    </style:style>
    <style:style style:name="T9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0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1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2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1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P15" style:parent-style-name="HTMLPreformatted" style:family="paragraph">
      <style:paragraph-properties style:line-height-at-least="0.25in" fo:background-color="#2F2F2F"/>
    </style:style>
    <style:style style:name="T1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7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1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20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21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2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2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2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2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2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2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2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2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30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31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3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3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3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3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3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3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38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3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40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41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4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4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4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4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4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4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4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4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50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51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5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5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54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5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P56" style:parent-style-name="HTMLPreformatted" style:family="paragraph">
      <style:paragraph-properties style:line-height-at-least="0.25in" fo:background-color="#2F2F2F"/>
    </style:style>
    <style:style style:name="T57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58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59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60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6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6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6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6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65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6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67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68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69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70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71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7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7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74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75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7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77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78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79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80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8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8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8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8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85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8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87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88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89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90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9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9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9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9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95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9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P97" style:parent-style-name="HTMLPreformatted" style:family="paragraph">
      <style:paragraph-properties style:line-height-at-least="0.25in" fo:background-color="#2F2F2F"/>
    </style:style>
    <style:style style:name="T9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9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00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01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P102" style:parent-style-name="HTMLPreformatted" style:family="paragraph">
      <style:paragraph-properties style:line-height-at-least="0.25in" fo:background-color="#2F2F2F"/>
    </style:style>
    <style:style style:name="T10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0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05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06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07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08" style:parent-style-name="token" style:family="text">
      <style:text-properties style:font-name="Consolas" fo:color="#616161" fo:font-size="12pt" style:font-size-asian="12pt" style:font-size-complex="12pt" fo:background-color="#2F2F2F"/>
    </style:style>
    <style:style style:name="P109" style:parent-style-name="HTMLPreformatted" style:family="paragraph">
      <style:paragraph-properties style:line-height-at-least="0.25in" fo:background-color="#2F2F2F"/>
    </style:style>
    <style:style style:name="T110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11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1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1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1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1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1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1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1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1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P120" style:parent-style-name="HTMLPreformatted" style:family="paragraph">
      <style:paragraph-properties style:line-height-at-least="0.25in" fo:background-color="#2F2F2F"/>
    </style:style>
    <style:style style:name="T12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2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2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2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25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2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27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28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29" style:parent-style-name="token" style:family="text">
      <style:text-properties style:font-name="Consolas" fo:color="#A5E844" fo:font-size="12pt" style:font-size-asian="12pt" style:font-size-complex="12pt" fo:background-color="#2F2F2F"/>
    </style:style>
    <style:style style:name="T130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3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32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3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3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35" style:parent-style-name="token" style:family="text">
      <style:text-properties style:font-name="Consolas" fo:color="#C792EA" fo:font-size="12pt" style:font-size-asian="12pt" style:font-size-complex="12pt" fo:background-color="#2F2F2F"/>
    </style:style>
    <style:style style:name="T13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P137" style:parent-style-name="HTMLPreformatted" style:family="paragraph">
      <style:paragraph-properties style:line-height-at-least="0.25in" fo:background-color="#2F2F2F"/>
    </style:style>
    <style:style style:name="T138" style:parent-style-name="token" style:family="text">
      <style:text-properties style:font-name="Consolas" fo:color="#616161" fo:font-size="12pt" style:font-size-asian="12pt" style:font-size-complex="12pt" fo:background-color="#2F2F2F"/>
    </style:style>
    <style:style style:name="P139" style:parent-style-name="HTMLPreformatted" style:family="paragraph">
      <style:paragraph-properties style:line-height-at-least="0.25in" fo:background-color="#2F2F2F"/>
    </style:style>
    <style:style style:name="T140" style:parent-style-name="token" style:family="text">
      <style:text-properties style:font-name="Consolas" fo:color="#616161" fo:font-size="12pt" style:font-size-asian="12pt" style:font-size-complex="12pt" fo:background-color="#2F2F2F"/>
    </style:style>
    <style:style style:name="P141" style:parent-style-name="HTMLPreformatted" style:family="paragraph">
      <style:paragraph-properties style:line-height-at-least="0.25in" fo:background-color="#2F2F2F"/>
    </style:style>
    <style:style style:name="T142" style:parent-style-name="token" style:family="text">
      <style:text-properties style:font-name="Consolas" fo:color="#616161" fo:font-size="12pt" style:font-size-asian="12pt" style:font-size-complex="12pt" fo:background-color="#2F2F2F"/>
    </style:style>
    <style:style style:name="P143" style:parent-style-name="HTMLPreformatted" style:family="paragraph">
      <style:paragraph-properties style:line-height-at-least="0.25in" fo:background-color="#2F2F2F"/>
    </style:style>
    <style:style style:name="T14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4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4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4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4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4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50" style:parent-style-name="token" style:family="text">
      <style:text-properties style:font-name="Consolas" fo:color="#A5E844" fo:font-size="12pt" style:font-size-asian="12pt" style:font-size-complex="12pt" fo:background-color="#2F2F2F"/>
    </style:style>
    <style:style style:name="T15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5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53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54" style:parent-style-name="token" style:family="text">
      <style:text-properties style:font-name="Consolas" fo:color="#FFCB6B" fo:font-size="12pt" style:font-size-asian="12pt" style:font-size-complex="12pt" fo:background-color="#2F2F2F"/>
    </style:style>
    <style:style style:name="T15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5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5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5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59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60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61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62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63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64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65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66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67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68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69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70" style:parent-style-name="token" style:family="text">
      <style:text-properties style:font-name="Consolas" fo:color="#616161" fo:font-size="12pt" style:font-size-asian="12pt" style:font-size-complex="12pt" fo:background-color="#2F2F2F"/>
    </style:style>
    <style:style style:name="P171" style:parent-style-name="HTMLPreformatted" style:family="paragraph">
      <style:paragraph-properties style:line-height-at-least="0.25in" fo:background-color="#2F2F2F"/>
    </style:style>
    <style:style style:name="T17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73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74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75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76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77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78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79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80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81" style:parent-style-name="token" style:family="text">
      <style:text-properties style:font-name="Consolas" fo:color="#89DDFF" fo:font-size="12pt" style:font-size-asian="12pt" style:font-size-complex="12pt" fo:background-color="#2F2F2F"/>
    </style:style>
    <style:style style:name="T182" style:parent-style-name="HTMLCode" style:family="text">
      <style:text-properties style:font-name="Consolas" fo:color="#EEEEEE" fo:font-size="12pt" style:font-size-asian="12pt" style:font-size-complex="12pt" fo:background-color="#2F2F2F"/>
    </style:style>
    <style:style style:name="T183" style:parent-style-name="token" style:family="text">
      <style:text-properties style:font-name="Consolas" fo:color="#FD9170" fo:font-size="12pt" style:font-size-asian="12pt" style:font-size-complex="12pt" fo:background-color="#2F2F2F"/>
    </style:style>
    <style:style style:name="T184" style:parent-style-name="token" style:family="text">
      <style:text-properties style:font-name="Consolas" fo:color="#89DDFF" fo:font-size="12pt" style:font-size-asian="12pt" style:font-size-complex="12pt" fo:background-color="#2F2F2F"/>
    </style:style>
  </office:automatic-styles>
  <office:body>
    <office:text text:use-soft-page-breaks="true">
      <text:p text:style-name="P1"><text:span text:style-name="T2">score<text:s/></text:span><text:span text:style-name="T3">=</text:span><text:span text:style-name="T4"><text:s/></text:span><text:span text:style-name="T5">0</text:span></text:p>
      <text:p text:style-name="P6"><text:span text:style-name="T7"># This code exists inside the main loop</text:span></text:p>
      <text:p text:style-name="P8"><text:span text:style-name="T9"><text:s text:c="4"/></text:span><text:span text:style-name="T10">for</text:span><text:span text:style-name="T11"><text:s/>bullet<text:s/></text:span><text:span text:style-name="T12">in</text:span><text:span text:style-name="T13"><text:s/>bullets</text:span><text:span text:style-name="T14">:</text:span></text:p>
      <text:p text:style-name="P15"><text:span text:style-name="T16"><text:s text:c="8"/></text:span><text:span text:style-name="T17">if</text:span><text:span text:style-name="T18"><text:s/>bullet</text:span><text:span text:style-name="T19">.</text:span><text:span text:style-name="T20">y<text:s/></text:span><text:span text:style-name="T21">-</text:span><text:span text:style-name="T22"><text:s/>bullet</text:span><text:span text:style-name="T23">.</text:span><text:span text:style-name="T24">radius<text:s/></text:span><text:span text:style-name="T25">&lt;</text:span><text:span text:style-name="T26"><text:s/>goblin</text:span><text:span text:style-name="T27">.</text:span><text:span text:style-name="T28">hitbox</text:span><text:span text:style-name="T29">[</text:span><text:span text:style-name="T30">1</text:span><text:span text:style-name="T31">]</text:span><text:span text:style-name="T32"><text:s/></text:span><text:span text:style-name="T33">+</text:span><text:span text:style-name="T34"><text:s/>goblin</text:span><text:span text:style-name="T35">.</text:span><text:span text:style-name="T36">hitbox</text:span><text:span text:style-name="T37">[</text:span><text:span text:style-name="T38">3</text:span><text:span text:style-name="T39">]</text:span><text:span text:style-name="T40"><text:s/></text:span><text:span text:style-name="T41">and</text:span><text:span text:style-name="T42"><text:s/>bullet</text:span><text:span text:style-name="T43">.</text:span><text:span text:style-name="T44">y<text:s/></text:span><text:span text:style-name="T45">+</text:span><text:span text:style-name="T46"><text:s/>bullet</text:span><text:span text:style-name="T47">.</text:span><text:span text:style-name="T48">radius<text:s/></text:span><text:span text:style-name="T49">&gt;</text:span><text:span text:style-name="T50"><text:s/>goblin</text:span><text:span text:style-name="T51">.</text:span><text:span text:style-name="T52">hitbox</text:span><text:span text:style-name="T53">[</text:span><text:span text:style-name="T54">1</text:span><text:span text:style-name="T55">]:</text:span></text:p>
      <text:p text:style-name="P56"><text:span text:style-name="T57"><text:s text:c="12"/></text:span><text:span text:style-name="T58">if</text:span><text:span text:style-name="T59"><text:s/>bullet</text:span><text:span text:style-name="T60">.</text:span><text:span text:style-name="T61">x<text:s/></text:span><text:span text:style-name="T62">+</text:span><text:span text:style-name="T63"><text:s/>bullet</text:span><text:span text:style-name="T64">.</text:span><text:span text:style-name="T65">radius<text:s/></text:span><text:span text:style-name="T66">&gt;</text:span><text:span text:style-name="T67"><text:s/>goblin</text:span><text:span text:style-name="T68">.</text:span><text:span text:style-name="T69">hitbox</text:span><text:span text:style-name="T70">[</text:span><text:span text:style-name="T71">0</text:span><text:span text:style-name="T72">]</text:span><text:span text:style-name="T73"><text:s/></text:span><text:span text:style-name="T74">and</text:span><text:span text:style-name="T75"><text:s/>bullet</text:span><text:span text:style-name="T76">.</text:span><text:span text:style-name="T77">x<text:s/></text:span><text:span text:style-name="T78">-</text:span><text:span text:style-name="T79"><text:s/>bullet</text:span><text:span text:style-name="T80">.</text:span><text:span text:style-name="T81">radius<text:s/></text:span><text:span text:style-name="T82">&lt;</text:span><text:span text:style-name="T83"><text:s/>goblin</text:span><text:span text:style-name="T84">.</text:span><text:span text:style-name="T85">hitbox</text:span><text:span text:style-name="T86">[</text:span><text:span text:style-name="T87">0</text:span><text:span text:style-name="T88">]</text:span><text:span text:style-name="T89"><text:s/></text:span><text:span text:style-name="T90">+</text:span><text:span text:style-name="T91"><text:s/>goblin</text:span><text:span text:style-name="T92">.</text:span><text:span text:style-name="T93">hitbox</text:span><text:span text:style-name="T94">[</text:span><text:span text:style-name="T95">2</text:span><text:span text:style-name="T96">]:</text:span></text:p>
      <text:p text:style-name="P97"><text:span text:style-name="T98"><text:s text:c="16"/>goblin</text:span><text:span text:style-name="T99">.</text:span><text:span text:style-name="T100">hit</text:span><text:span text:style-name="T101">()</text:span></text:p>
      <text:p text:style-name="P102"><text:span text:style-name="T103"><text:s text:c="16"/>score<text:s/></text:span><text:span text:style-name="T104">+=</text:span><text:span text:style-name="T105"><text:s/></text:span><text:span text:style-name="T106">1</text:span><text:span text:style-name="T107"><text:s/></text:span><text:span text:style-name="T108"># NEW CODE</text:span></text:p>
      <text:p text:style-name="P109"><text:span text:style-name="T110"><text:s text:c="16"/>bullets</text:span><text:span text:style-name="T111">.</text:span><text:span text:style-name="T112">pop</text:span><text:span text:style-name="T113">(</text:span><text:span text:style-name="T114">bullets</text:span><text:span text:style-name="T115">.</text:span><text:span text:style-name="T116">index</text:span><text:span text:style-name="T117">(</text:span><text:span text:style-name="T118">bullet</text:span><text:span text:style-name="T119">))</text:span></text:p>
      <text:p text:style-name="P120"><text:span text:style-name="T121">font<text:s/></text:span><text:span text:style-name="T122">=</text:span><text:span text:style-name="T123"><text:s/>pygame</text:span><text:span text:style-name="T124">.</text:span><text:span text:style-name="T125">font</text:span><text:span text:style-name="T126">.</text:span><text:span text:style-name="T127">SysFont</text:span><text:span text:style-name="T128">(</text:span><text:span text:style-name="T129">"comicsans"</text:span><text:span text:style-name="T130">,</text:span><text:span text:style-name="T131"><text:s/></text:span><text:span text:style-name="T132">30</text:span><text:span text:style-name="T133">,</text:span><text:span text:style-name="T134"><text:s/></text:span><text:span text:style-name="T135">True</text:span><text:span text:style-name="T136">)</text:span></text:p>
      <text:p text:style-name="P137"><text:span text:style-name="T138"># The first argument is the font, next is size<text:s/></text:span></text:p>
      <text:p text:style-name="P139"><text:span text:style-name="T140"># and then True to make our font bold</text:span></text:p>
      <text:p text:style-name="P141"><text:span text:style-name="T142"># This should go inside the redrawGameWindow function</text:span></text:p>
      <text:p text:style-name="P143"><text:span text:style-name="T144">text<text:s/></text:span><text:span text:style-name="T145">=</text:span><text:span text:style-name="T146"><text:s/>font</text:span><text:span text:style-name="T147">.</text:span><text:span text:style-name="T148">render</text:span><text:span text:style-name="T149">(</text:span><text:span text:style-name="T150">"Score: "</text:span><text:span text:style-name="T151"><text:s/></text:span><text:span text:style-name="T152">+</text:span><text:span text:style-name="T153"><text:s/></text:span><text:span text:style-name="T154">str</text:span><text:span text:style-name="T155">(</text:span><text:span text:style-name="T156">score</text:span><text:span text:style-name="T157">),</text:span><text:span text:style-name="T158"><text:s/></text:span><text:span text:style-name="T159">1</text:span><text:span text:style-name="T160">,</text:span><text:span text:style-name="T161"><text:s/></text:span><text:span text:style-name="T162">(</text:span><text:span text:style-name="T163">0</text:span><text:span text:style-name="T164">,</text:span><text:span text:style-name="T165">0</text:span><text:span text:style-name="T166">,</text:span><text:span text:style-name="T167">0</text:span><text:span text:style-name="T168">))</text:span><text:span text:style-name="T169"><text:s/></text:span><text:span text:style-name="T170"># Arguments are: text, anti-aliasing, color</text:span></text:p>
      <text:p text:style-name="P171"><text:span text:style-name="T172">win</text:span><text:span text:style-name="T173">.</text:span><text:span text:style-name="T174">blit</text:span><text:span text:style-name="T175">(</text:span><text:span text:style-name="T176">text</text:span><text:span text:style-name="T177">,</text:span><text:span text:style-name="T178"><text:s/></text:span><text:span text:style-name="T179">(</text:span><text:span text:style-name="T180">390</text:span><text:span text:style-name="T181">,</text:span><text:span text:style-name="T182"><text:s/></text:span><text:span text:style-name="T183">10</text:span><text:span text:style-name="T184">)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</meta:initial-creator>
    <dc:creator>Tyler</dc:creator>
    <meta:creation-date>2023-10-30T12:59:00Z</meta:creation-date>
    <dc:date>2023-10-30T13:03:00Z</dc:date>
    <meta:template xlink:href="Normal" xlink:type="simple"/>
    <meta:editing-cycles>1</meta:editing-cycles>
    <meta:editing-duration>PT240S</meta:editing-duration>
    <meta:document-statistic meta:page-count="1" meta:paragraph-count="1" meta:word-count="113" meta:character-count="760" meta:row-count="5" meta:non-whitespace-character-count="648"/>
  </office:meta>
</office:document-meta>
</file>